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rsid="0016b9f1" officeooo:paragraph-rsid="0016b9f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180002" officeooo:paragraph-rsid="00180002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weight="bold" officeooo:rsid="0016b9f1" officeooo:paragraph-rsid="0016b9f1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0pt" fo:font-weight="normal" officeooo:rsid="0016b9f1" officeooo:paragraph-rsid="0016b9f1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9211e" loext:opacity="100%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color="#c9211e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d242e"/>
    </style:style>
    <style:style style:name="T8" style:family="text">
      <style:text-properties officeooo:rsid="001db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ltado:</text:p>
      <text:p text:style-name="P5"/>
      <text:p text:style-name="P4">CREATED METHOD</text:p>
      <text:p text:style-name="P4">seq1.1 x seq1.2 : identity : 82.5%; score : 452; mean score : 3.77</text:p>
      <text:p text:style-name="P4">seq1.1 x seq1.2 : identity : 91.67%; score : 267; mean score : 4.45</text:p>
      <text:p text:style-name="P4"/>
      <text:p text:style-name="P4">PAIRWISE METHOD</text:p>
      <text:p text:style-name="P4">seq1.1 x seq1.2 : identity : 82.5%; score : 452.0; mean score : 3.77</text:p>
      <text:p text:style-name="P4">seq1.1 x seq1.2 : identity : 91.67%; score : 267.0; mean score : 4.45</text:p>
      <text:p text:style-name="P4"/>
      <text:p text:style-name="P3">Interpretação:</text:p>
      <text:p text:style-name="P1">Os resultado<text:span text:style-name="T8">s</text:span> foram os mesmo<text:span text:style-name="T8">s</text:span> porém.</text:p>
      <text:p text:style-name="P1">Existe uma questão a se notar</text:p>
      <text:p text:style-name="P1"/>
      <text:p text:style-name="P1">Enquanto no caso de seq1.1 x seq1.2 sendo feito pela função criada…</text:p>
      <text:p text:style-name="P1"/>
      <text:p text:style-name="P1">É comparado as seguint<text:span text:style-name="T8">e</text:span>s sequências:</text:p>
      <text:p text:style-name="P6"/>
      <text:p text:style-name="P6">GGGCAATATGAA---TTTAAA---GTAGAATACCAAATGATAGAAACAGACTGCCTGA-TTGATCATTTTGATTTTTTAAAGTGTGTA------TAAATTGCTGTTCCTTAATTTGATTA</text:p>
      <text:p text:style-name="P6"/>
      <text:p text:style-name="P6">GGGCAATATGAAATTTTTAAAGGAGTAGAATACGAAATGATAGACACAGACTGCCTGAATTGAGGATTTTGATTTCTTAAATTGTGTTTCTTTCTAAATTGCTGTTCCTTAATTTTATTA</text:p>
      <text:p text:style-name="P6"/>
      <text:p text:style-name="P1">Porém quando é feito no pairwise2, há uma modificação nas sequências, adicionando 2 espaços em branco:</text:p>
      <text:p text:style-name="P1"/>
      <text:p text:style-name="P6">GGGCAATATGAA---TTTAAA---GTAGAATACCAAATGATAGAAACAGACTGCCTGA-TTGATCATTTTGATTTTTTAAAGTGTGTA<text:span text:style-name="T5">--</text:span>------TAAATTGCTGTTCCTTAATTTGATTA</text:p>
      <text:p text:style-name="P6"/>
      <text:p text:style-name="P6">GGGCAATATGAAATTTTTAAAGGAGTAGAATACGAAATGATAGACACAGACTGCCTGAATTGAGGATTTTGATTTCTTAAATTGTGT<text:span text:style-name="T5">--</text:span>TTCTTTCTAAATTGCTGTTCCTTAATTTTATTA</text:p>
      <text:p text:style-name="P6"/>
      <text:p text:style-name="P2">Sendo o trecho grande em vermelho as partes adicionadas.</text:p>
      <text:p text:style-name="P2"/>
      <text:p text:style-name="P2">Assim podendo causa algumas alterações nos resultados <text:span text:style-name="T7">de pontuação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15:20:59.384000000</dc:date>
    <meta:editing-duration>PT5M52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9" meta:word-count="136" meta:character-count="1200" meta:non-whitespace-character-count="1090"/>
  </office:meta>
</office:document-meta>
</file>